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27aa178" officeooo:paragraph-rsid="036ce7a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6ce7a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2c330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322a53c" style:font-size-asian="12pt" style:font-size-complex="12pt"/>
    </style:style>
    <style:style style:name="P7" style:family="paragraph" style:parent-style-name="Standard">
      <style:paragraph-properties fo:line-height="100%"/>
      <style:text-properties fo:color="#000000" style:font-name="Ubuntu3" fo:font-size="12pt" fo:language="nl" fo:country="NL" fo:font-weight="normal" officeooo:rsid="03a284e5" officeooo:paragraph-rsid="03a284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line-height="100%"/>
      <style:text-properties fo:color="#0047ff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text-properties officeooo:paragraph-rsid="03f2d536"/>
    </style:style>
    <style:style style:name="P11" style:family="paragraph" style:parent-style-name="Footnote">
      <style:text-properties officeooo:paragraph-rsid="00dfc841"/>
    </style:style>
    <style:style style:name="P12" style:family="paragraph" style:parent-style-name="Footnote">
      <style:text-properties officeooo:paragraph-rsid="0384a15c"/>
    </style:style>
    <style:style style:name="P13" style:family="paragraph" style:parent-style-name="Footnote">
      <style:text-properties officeooo:paragraph-rsid="043b398a"/>
    </style:style>
    <style:style style:name="P14" style:family="paragraph" style:parent-style-name="Footnote">
      <style:text-properties officeooo:rsid="03976b7e" officeooo:paragraph-rsid="045da56b"/>
    </style:style>
    <style:style style:name="P15" style:family="paragraph" style:parent-style-name="Footnote">
      <style:text-properties officeooo:rsid="043ccc66" officeooo:paragraph-rsid="046b982c"/>
    </style:style>
    <style:style style:name="P16" style:family="paragraph" style:parent-style-name="Footnote">
      <style:text-properties officeooo:paragraph-rsid="0476670c"/>
    </style:style>
    <style:style style:name="P17" style:family="paragraph" style:parent-style-name="Footnote">
      <style:text-properties officeooo:rsid="04965694" officeooo:paragraph-rsid="04965694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36efb1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446b5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446c5b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41080eb" officeooo:paragraph-rsid="0344f1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45cda1d" style:font-size-asian="12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6a3a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47e22b4" fo:background-color="transparent" style:language-asian="nl" style:country-asian="NL" style:font-weight-asian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b088d4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2c3303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71a2af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46c5bf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1080eb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5cda1d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869693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886b37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rsid="041080eb" officeooo:paragraph-rsid="0320d933"/>
    </style:style>
    <style:style style:name="P3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446b5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2"/>
    <style:style style:name="P41" style:family="paragraph" style:parent-style-name="Standard" style:list-style-name="L2">
      <style:text-properties officeooo:paragraph-rsid="025644b9"/>
    </style:style>
    <style:style style:name="P42" style:family="paragraph" style:parent-style-name="Standard" style:list-style-name="L2">
      <style:text-properties officeooo:paragraph-rsid="0480f846"/>
    </style:style>
    <style:style style:name="P43" style:family="paragraph" style:parent-style-name="Standard" style:list-style-name="L2">
      <style:text-properties officeooo:paragraph-rsid="02b3e898"/>
    </style:style>
    <style:style style:name="P44" style:family="paragraph" style:parent-style-name="Standard" style:list-style-name="L2">
      <style:text-properties officeooo:paragraph-rsid="04248987"/>
    </style:style>
    <style:style style:name="P45" style:family="paragraph" style:parent-style-name="Standard" style:list-style-name="L2">
      <style:text-properties officeooo:paragraph-rsid="042c3303"/>
    </style:style>
    <style:style style:name="P46" style:family="paragraph" style:parent-style-name="Standard" style:list-style-name="L2">
      <style:text-properties officeooo:paragraph-rsid="042d7a30"/>
    </style:style>
    <style:style style:name="P47" style:family="paragraph" style:parent-style-name="Standard" style:list-style-name="L2">
      <style:text-properties officeooo:paragraph-rsid="04314473"/>
    </style:style>
    <style:style style:name="P48" style:family="paragraph" style:parent-style-name="Standard" style:list-style-name="L2">
      <style:text-properties officeooo:paragraph-rsid="0456ec15"/>
    </style:style>
    <style:style style:name="P49" style:family="paragraph" style:parent-style-name="Standard" style:list-style-name="L2">
      <style:text-properties officeooo:paragraph-rsid="0434926e"/>
    </style:style>
    <style:style style:name="P50" style:family="paragraph" style:parent-style-name="Standard" style:list-style-name="L2">
      <style:text-properties officeooo:paragraph-rsid="0300faf1"/>
    </style:style>
    <style:style style:name="P51" style:family="paragraph" style:parent-style-name="Standard" style:list-style-name="L2">
      <style:text-properties officeooo:paragraph-rsid="034ce4c3"/>
    </style:style>
    <style:style style:name="P52" style:family="paragraph" style:parent-style-name="Standard" style:list-style-name="L2">
      <style:text-properties officeooo:paragraph-rsid="03dda735"/>
    </style:style>
    <style:style style:name="P53" style:family="paragraph" style:parent-style-name="Standard" style:list-style-name="L2">
      <style:text-properties officeooo:paragraph-rsid="0423c2c7"/>
    </style:style>
    <style:style style:name="P54" style:family="paragraph" style:parent-style-name="Standard" style:list-style-name="L2">
      <style:text-properties officeooo:paragraph-rsid="047e22b4"/>
    </style:style>
    <style:style style:name="P55" style:family="paragraph" style:parent-style-name="Standard" style:list-style-name="L2">
      <style:text-properties officeooo:paragraph-rsid="03648b9d"/>
    </style:style>
    <style:style style:name="P56" style:family="paragraph" style:parent-style-name="Standard" style:list-style-name="L2">
      <style:text-properties officeooo:paragraph-rsid="0489e502"/>
    </style:style>
    <style:style style:name="P57" style:family="paragraph" style:parent-style-name="Standard" style:list-style-name="L2">
      <style:text-properties officeooo:paragraph-rsid="048b5f5a"/>
    </style:style>
    <style:style style:name="P58" style:family="paragraph" style:parent-style-name="Standard" style:list-style-name="L2">
      <style:text-properties officeooo:paragraph-rsid="048d26b2"/>
    </style:style>
    <style:style style:name="P59" style:family="paragraph" style:parent-style-name="Standard" style:list-style-name="L2">
      <style:text-properties officeooo:paragraph-rsid="048ecedc"/>
    </style:style>
    <style:style style:name="P60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61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62" style:family="paragraph" style:parent-style-name="Standard" style:list-style-name="L2">
      <style:text-properties fo:color="#000000" style:font-name="Ubuntu3" fo:font-size="12pt" fo:font-style="normal" officeooo:paragraph-rsid="03648b9d" style:font-size-asian="12pt" style:font-style-asian="normal" style:font-size-complex="12pt" style:font-style-complex="normal"/>
    </style:style>
    <style:style style:name="P63" style:family="paragraph" style:parent-style-name="Standard" style:list-style-name="L2"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style:font-name="Ubuntu3" fo:font-size="9.5pt" fo:language="nl" fo:country="NL" fo:font-weight="normal" officeooo:rsid="02e5ade6" officeooo:paragraph-rsid="0364e49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6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4399cf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8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489e5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9" style:family="paragraph" style:parent-style-name="Footnote">
      <style:text-properties officeooo:rsid="043ccc66" officeooo:paragraph-rsid="04408454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2907b8c" style:font-size-asian="12pt" style:font-size-complex="12pt"/>
    </style:style>
    <style:style style:name="T3" style:family="text">
      <style:text-properties style:font-name="Ubuntu3" fo:font-size="12pt" officeooo:rsid="02d857ce" style:font-size-asian="12pt" style:font-size-complex="12pt"/>
    </style:style>
    <style:style style:name="T4" style:family="text">
      <style:text-properties style:font-name="Ubuntu3" fo:font-size="12pt" officeooo:rsid="01c83610" style:font-size-asian="12pt" style:font-size-complex="12pt"/>
    </style:style>
    <style:style style:name="T5" style:family="text">
      <style:text-properties style:font-name="Ubuntu3" fo:font-size="12pt" officeooo:rsid="01657261" style:font-size-asian="12pt" style:font-size-complex="12pt"/>
    </style:style>
    <style:style style:name="T6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Ubuntu3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Ubuntu3" fo:font-size="12pt" fo:language="nl" fo:country="NL" officeooo:rsid="0371c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Ubuntu3" fo:font-size="12pt" fo:language="nl" fo:country="NL" officeooo:rsid="00bddfb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Ubuntu3" fo:font-size="11pt" style:font-size-asian="11pt" style:font-size-complex="11pt"/>
    </style:style>
    <style:style style:name="T16" style:family="text">
      <style:text-properties style:font-name="Ubuntu3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font-size-asian="12pt" style:language-asian="nl" style:country-asian="NL" style:font-size-complex="12pt"/>
    </style:style>
    <style:style style:name="T19" style:family="text">
      <style:text-properties fo:language="nl" fo:country="NL" officeooo:rsid="019fe3c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language="nl" fo:country="NL" officeooo:rsid="0252353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43b398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47667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72a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ea60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4a52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76b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5ece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95a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2c33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2d88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874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2ebd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ad60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492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4cf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b2d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a751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2953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29e2f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4e7b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701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750a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928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bd6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0dc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24e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882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78c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1f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6c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2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ce505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eb9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d888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a6027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c36b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fc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a6a1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8854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69e7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aa3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4b8e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45f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5f1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eb9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a581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2ac59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e219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2c33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71cd02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2d887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2f4ee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34926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5bd6d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ad9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8bed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c304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41dced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e3e58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italic" fo:font-weight="normal" officeooo:rsid="040e2b2e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62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6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64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65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66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fo:language="nl" fo:country="NL" fo:font-style="normal" fo:font-weight="normal" officeooo:rsid="03f95a6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fo:language="nl" fo:country="NL" fo:font-style="normal" fo:font-weight="normal" officeooo:rsid="040042f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fo:language="nl" fo:country="NL" fo:font-style="normal" fo:font-weight="normal" officeooo:rsid="04b3f67c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style:text-line-through-style="none" style:text-line-through-type="none" fo:language="nl" fo:country="NL" fo:font-style="normal" fo:font-weight="normal" officeooo:rsid="00369e7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style:text-line-through-style="none" style:text-line-through-type="none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fo:language="nl" fo:country="NL" fo:font-style="normal" fo:font-weight="normal" officeooo:rsid="04804d5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fo:language="nl" fo:country="NL" fo:font-style="normal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fo:language="nl" fo:country="NL" fo:font-style="normal" fo:font-weight="normal" officeooo:rsid="03f95a6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style:text-line-through-style="none" style:text-line-through-type="none" fo:language="nl" fo:country="NL" fo:font-style="normal" fo:font-weight="normal" officeooo:rsid="040042f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fo:language="nl" fo:country="NL" fo:font-style="normal" fo:font-weight="normal" officeooo:rsid="04bbe14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fo:language="nl" fo:country="NL" fo:font-style="normal" fo:font-weight="normal" officeooo:rsid="04b1624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fo:language="nl" fo:country="NL" fo:font-style="normal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style:text-line-through-style="none" style:text-line-through-type="none" fo:language="nl" fo:country="NL" fo:font-style="normal" style:text-underline-style="none" officeooo:rsid="00bddfb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fo:language="nl" fo:country="NL" fo:font-style="normal" style:text-underline-style="none" officeooo:rsid="0434926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fo:language="nl" fo:country="NL" fo:font-style="normal" style:text-underline-style="none" officeooo:rsid="03be30f2" fo:background-color="transparent" loext:char-shading-value="0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style:text-line-through-style="none" style:text-line-through-type="none" fo:language="nl" fo:country="NL" fo:font-style="normal" style:text-underline-style="none" officeooo:rsid="033c3042" fo:background-color="transparent" loext:char-shading-value="0" style:font-name-asian="DejaVu Sans1" style:font-size-asian="10.5pt" style:language-asian="nl" style:country-asian="NL" style:font-style-asian="normal" style:font-name-complex="Bitstream Vera Sans" style:font-size-complex="10.5pt" style:language-complex="nl" style:country-complex="NL" style:font-style-complex="normal"/>
    </style:style>
    <style:style style:name="T194" style:family="text">
      <style:text-properties fo:color="#000000" style:text-line-through-style="none" style:text-line-through-type="none" fo:language="nl" fo:country="NL" fo:font-style="normal" style:text-underline-style="none" officeooo:rsid="04c02cd9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4a72c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4ae2db9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4ae22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4a72c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0" style:family="text">
      <style:text-properties fo:color="#000000" style:text-line-through-style="none" style:text-line-through-type="none" fo:language="nl" fo:country="NL" fo:font-weight="normal" officeooo:rsid="02ce505a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fo:language="nl" fo:country="NL" fo:font-weight="normal" officeooo:rsid="03400b5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fo:language="nl" fo:country="NL" fo:font-weight="normal" officeooo:rsid="03fd041e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fo:language="nl" fo:country="NL" fo:font-weight="normal" officeooo:rsid="0055eee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fo:language="nl" fo:country="NL" fo:font-weight="normal" officeooo:rsid="04a72c6f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5" style:family="text">
      <style:text-properties fo:color="#000000" style:text-line-through-style="none" style:text-line-through-type="none" fo:language="nl" fo:country="NL" officeooo:rsid="042c3303" style:font-size-asian="12pt" style:language-asian="nl" style:country-asian="NL" style:font-name-complex="Bitstream Vera Sans" style:font-size-complex="12pt"/>
    </style:style>
    <style:style style:name="T206" style:family="text">
      <style:text-properties fo:color="#000000" style:text-line-through-style="none" style:text-line-through-type="none" fo:font-size="12pt" fo:language="nl" fo:country="NL" fo:font-style="normal" style:text-underline-style="none" officeooo:rsid="042c33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210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21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font-name="Ubuntu3" fo:font-size="12pt" fo:language="nl" fo:country="NL" fo:font-weight="normal" officeooo:rsid="030a5c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font-name="Ubuntu3" fo:font-size="12pt" fo:language="nl" fo:country="NL" fo:font-weight="normal" officeooo:rsid="038408e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font-name="Ubuntu3" fo:font-size="12pt" fo:language="nl" fo:country="NL" fo:font-weight="normal" officeooo:rsid="0373a4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font-name="Ubuntu3" fo:font-size="12pt" fo:language="nl" fo:country="NL" fo:font-weight="normal" officeooo:rsid="037eee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style:font-name="Ubuntu3" fo:font-size="12pt" fo:language="nl" fo:country="NL" fo:font-weight="normal" officeooo:rsid="03ae9b3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style:font-name="Ubuntu3" fo:font-size="12pt" fo:language="nl" fo:country="NL" fo:font-weight="normal" officeooo:rsid="042945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font-name="Ubuntu3" fo:font-size="12pt" fo:language="nl" fo:country="NL" fo:font-weight="normal" officeooo:rsid="043d045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font-name="Ubuntu3" fo:font-size="12pt" fo:language="nl" fo:country="NL" fo:font-weight="normal" officeooo:rsid="043ec96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font-name="Ubuntu3" fo:font-size="12pt" fo:language="nl" fo:country="NL" fo:font-weight="normal" officeooo:rsid="04421a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229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230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231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34" style:family="text">
      <style:text-properties fo:color="#000000" style:font-name="Ubuntu3" fo:font-size="12pt" style:text-underline-style="none" fo:font-weight="normal" officeooo:rsid="00848fa0" style:font-size-asian="12pt" style:font-weight-asian="normal" style:font-size-complex="12pt" style:font-weight-complex="normal"/>
    </style:style>
    <style:style style:name="T235" style:family="text">
      <style:text-properties fo:color="#000000" style:font-name="Ubuntu3" fo:font-size="12pt" style:text-underline-style="none" fo:font-weight="normal" officeooo:rsid="00abba60" style:font-size-asian="12pt" style:font-weight-asian="normal" style:font-size-complex="12pt" style:font-weight-complex="normal"/>
    </style:style>
    <style:style style:name="T236" style:family="text">
      <style:text-properties fo:color="#000000" style:font-name="Ubuntu3" fo:font-size="12pt" style:text-underline-style="none" fo:font-weight="normal" officeooo:rsid="026e95e0" style:font-size-asian="12pt" style:font-weight-asian="normal" style:font-size-complex="12pt" style:font-weight-complex="normal"/>
    </style:style>
    <style:style style:name="T237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38" style:family="text">
      <style:text-properties fo:color="#000000" style:font-name="Ubuntu3" fo:font-size="12pt" style:text-underline-style="none" fo:font-weight="normal" officeooo:rsid="041cbcf5" style:font-size-asian="12pt" style:font-weight-asian="normal" style:font-size-complex="12pt" style:font-weight-complex="normal"/>
    </style:style>
    <style:style style:name="T239" style:family="text">
      <style:text-properties fo:color="#000000" style:font-name="Ubuntu3" fo:font-size="12pt" style:text-underline-style="none" fo:font-weight="normal" officeooo:rsid="042978df" style:font-size-asian="12pt" style:font-weight-asian="normal" style:font-size-complex="12pt" style:font-weight-complex="normal"/>
    </style:style>
    <style:style style:name="T240" style:family="text">
      <style:text-properties fo:color="#000000" style:font-name="Ubuntu3" fo:font-size="12pt" style:text-underline-style="none" fo:font-weight="normal" officeooo:rsid="042ac595" style:font-size-asian="12pt" style:font-weight-asian="normal" style:font-size-complex="12pt" style:font-weight-complex="normal"/>
    </style:style>
    <style:style style:name="T241" style:family="text">
      <style:text-properties fo:color="#000000" style:font-name="Ubuntu3" fo:font-size="12pt" style:text-underline-style="none" fo:font-weight="normal" officeooo:rsid="0440515d" style:font-size-asian="12pt" style:font-weight-asian="normal" style:font-size-complex="12pt" style:font-weight-complex="normal"/>
    </style:style>
    <style:style style:name="T242" style:family="text">
      <style:text-properties fo:color="#000000" style:font-name="Ubuntu3" fo:font-size="12pt" style:text-underline-style="none" style:font-size-asian="12pt" style:font-size-complex="12pt"/>
    </style:style>
    <style:style style:name="T243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44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245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246" style:family="text">
      <style:text-properties fo:color="#000000" style:font-name="Ubuntu3" fo:font-size="12pt" style:text-underline-style="none" officeooo:rsid="033c3042" style:font-size-asian="12pt" style:font-size-complex="12pt"/>
    </style:style>
    <style:style style:name="T247" style:family="text">
      <style:text-properties fo:color="#000000" style:font-name="Ubuntu3" fo:font-size="12pt" style:text-underline-style="none" officeooo:rsid="04248987" style:font-size-asian="12pt" style:font-size-complex="12pt"/>
    </style:style>
    <style:style style:name="T248" style:family="text">
      <style:text-properties fo:color="#000000" style:font-name="Ubuntu3" fo:font-size="12pt" style:font-size-asian="12pt" style:font-size-complex="12pt"/>
    </style:style>
    <style:style style:name="T249" style:family="text">
      <style:text-properties fo:color="#000000" style:font-name="Ubuntu3" fo:font-size="12pt" officeooo:rsid="02b55bd7" style:font-size-asian="12pt" style:font-size-complex="12pt"/>
    </style:style>
    <style:style style:name="T250" style:family="text">
      <style:text-properties fo:color="#000000" style:font-name="Ubuntu3" fo:font-size="12pt" officeooo:rsid="004804ae" style:font-size-asian="12pt" style:font-size-complex="12pt"/>
    </style:style>
    <style:style style:name="T251" style:family="text">
      <style:text-properties fo:color="#000000" style:font-name="Ubuntu3" fo:font-size="12pt" officeooo:rsid="01657261" style:font-size-asian="12pt" style:font-size-complex="12pt"/>
    </style:style>
    <style:style style:name="T252" style:family="text">
      <style:text-properties fo:color="#000000" style:font-name="Ubuntu3" fo:font-size="12pt" officeooo:rsid="0382ccb7" style:font-size-asian="12pt" style:font-size-complex="12pt"/>
    </style:style>
    <style:style style:name="T253" style:family="text">
      <style:text-properties fo:color="#000000" style:font-name="Ubuntu3" fo:font-size="12pt" fo:font-weight="normal" style:font-size-asian="12pt" style:font-size-complex="12pt"/>
    </style:style>
    <style:style style:name="T254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255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fo:font-size="12pt" style:font-size-asian="12pt" style:font-size-complex="12pt"/>
    </style:style>
    <style:style style:name="T261" style:family="text">
      <style:text-properties fo:color="#000000" fo:font-size="12pt" officeooo:rsid="042ac595" style:font-size-asian="12pt" style:font-size-complex="12pt"/>
    </style:style>
    <style:style style:name="T262" style:family="text">
      <style:text-properties fo:color="#000000" style:font-size-asian="12pt" style:font-size-complex="12pt"/>
    </style:style>
    <style:style style:name="T263" style:family="text">
      <style:text-properties fo:color="#000000" officeooo:rsid="01d4a528" style:font-size-asian="12pt" style:font-size-complex="12pt"/>
    </style:style>
    <style:style style:name="T264" style:family="text">
      <style:text-properties fo:color="#000000" officeooo:rsid="040e2b2e" style:font-size-asian="12pt" style:font-size-complex="12pt"/>
    </style:style>
    <style:style style:name="T265" style:family="text">
      <style:text-properties fo:color="#000000" fo:font-weight="normal" style:font-size-asian="12pt" style:font-weight-asian="normal" style:font-size-complex="12pt" style:font-weight-complex="normal"/>
    </style:style>
    <style:style style:name="T266" style:family="text">
      <style:text-properties fo:color="#000000" style:text-underline-style="none" officeooo:rsid="0440515d" style:font-size-asian="12pt" style:font-size-complex="12pt"/>
    </style:style>
    <style:style style:name="T267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Ubuntu3" fo:font-size="12pt" style:text-underline-style="none" fo:font-weight="normal" officeooo:rsid="0434926e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Ubuntu3" fo:font-size="12pt" style:text-underline-style="none" fo:font-weight="normal" officeooo:rsid="0434cf05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Ubuntu3" fo:font-size="12pt" style:text-underline-style="none" fo:font-weight="normal" officeooo:rsid="0436ccf6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76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77" style:family="text">
      <style:text-properties style:text-line-through-style="none" style:text-line-through-type="none" style:font-name="Ubuntu3" fo:font-size="12pt" style:text-underline-style="none" officeooo:rsid="0434926e" style:font-size-asian="12pt" style:font-size-complex="12pt"/>
    </style:style>
    <style:style style:name="T278" style:family="text">
      <style:text-properties style:text-line-through-style="none" style:text-line-through-type="none" style:font-name="Ubuntu3" fo:font-size="12pt" style:text-underline-style="none" officeooo:rsid="0434cf05" style:font-size-asian="12pt" style:font-size-complex="12pt"/>
    </style:style>
    <style:style style:name="T279" style:family="text">
      <style:text-properties style:text-line-through-style="none" style:text-line-through-type="none" style:font-name="Ubuntu3" fo:font-size="12pt" style:text-underline-style="none" officeooo:rsid="043649b7" style:font-size-asian="12pt" style:font-size-complex="12pt"/>
    </style:style>
    <style:style style:name="T280" style:family="text">
      <style:text-properties style:text-line-through-style="none" style:text-line-through-type="none" style:font-name="Ubuntu3" fo:font-size="12pt" style:text-underline-style="none" officeooo:rsid="0436ccf6" style:font-size-asian="12pt" style:font-size-complex="12pt"/>
    </style:style>
    <style:style style:name="T281" style:family="text">
      <style:text-properties style:text-line-through-style="none" style:text-line-through-type="none" style:font-name="Ubuntu3" fo:font-size="9pt" fo:font-style="normal" style:text-underline-style="none" fo:font-weight="normal" officeooo:rsid="000cf34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style:text-line-through-style="none" style:text-line-through-type="none" style:font-name="Ubuntu3" fo:font-size="9pt" fo:font-style="normal" style:text-underline-style="none" fo:font-weight="normal" officeooo:rsid="0073610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style:text-line-through-style="none" style:text-line-through-type="none" style:font-name="Ubuntu3" fo:font-size="9pt" fo:font-style="normal" style:text-underline-style="none" fo:font-weight="normal" officeooo:rsid="00226282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style:text-line-through-style="none" style:text-line-through-type="none" style:font-name="Ubuntu3" fo:font-size="9pt" fo:font-style="normal" style:text-underline-style="none" fo:font-weight="normal" officeooo:rsid="007427c1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style:text-line-through-style="none" style:text-line-through-type="none" style:text-underline-style="none" officeooo:rsid="0434cf05" style:font-size-asian="12pt" style:font-size-complex="12pt"/>
    </style:style>
    <style:style style:name="T286" style:family="text">
      <style:text-properties style:text-line-through-style="none" style:text-line-through-type="none" style:text-underline-style="none" officeooo:rsid="0436ccf6" style:font-size-asian="12pt" style:font-size-complex="12pt"/>
    </style:style>
    <style:style style:name="T287" style:family="text">
      <style:text-properties style:text-line-through-style="none" style:text-line-through-type="none" style:text-underline-style="none" officeooo:rsid="0157197e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88" style:family="text">
      <style:text-properties style:text-line-through-style="none" style:text-line-through-type="none" style:text-underline-style="none" officeooo:rsid="014d1b87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89" style:family="text">
      <style:text-properties style:text-line-through-style="none" style:text-line-through-type="none" style:text-underline-style="none" officeooo:rsid="0154e886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90" style:family="text">
      <style:text-properties style:text-line-through-style="none" style:text-line-through-type="none" style:text-underline-style="none" officeooo:rsid="004804ae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91" style:family="text">
      <style:text-properties style:text-line-through-style="none" style:text-line-through-type="none" style:text-underline-style="none" officeooo:rsid="037938d5" style:font-size-asian="12pt" style:font-name-complex="Bitstream Vera Sans" style:font-size-complex="12pt"/>
    </style:style>
    <style:style style:name="T292" style:family="text">
      <style:text-properties style:text-line-through-style="none" style:text-line-through-type="none" style:text-underline-style="none" officeooo:rsid="037938d5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93" style:family="text">
      <style:text-properties style:text-line-through-style="none" style:text-line-through-type="none" style:text-underline-style="none" officeooo:rsid="03b30bf1" style:font-size-asian="12pt" style:font-name-complex="Bitstream Vera Sans" style:font-size-complex="12pt" fo:padding="0.049cm" fo:border-left="0.06pt solid #000000" fo:border-right="0.06pt solid #000000" fo:border-top="none" fo:border-bottom="0.06pt solid #000000" style:shadow="none"/>
    </style:style>
    <style:style style:name="T294" style:family="text">
      <style:text-properties style:text-line-through-style="none" style:text-line-through-type="none" style:text-underline-style="none" officeooo:rsid="03ca04a6" style:font-size-asian="12pt" style:font-name-complex="Bitstream Vera Sans" style:font-size-complex="12pt" fo:padding="0.049cm" fo:border-left="0.06pt solid #000000" fo:border-right="0.06pt solid #000000" fo:border-top="none" fo:border-bottom="0.06pt solid #000000" style:shadow="none"/>
    </style:style>
    <style:style style:name="T295" style:family="text">
      <style:text-properties style:text-line-through-style="none" style:text-line-through-type="none" style:text-underline-style="none" officeooo:rsid="03c19ce1" style:font-size-asian="12pt" style:font-name-complex="Bitstream Vera Sans" style:font-size-complex="12pt" fo:padding="0.049cm" fo:border-left="0.06pt solid #000000" fo:border-right="0.06pt solid #000000" fo:border-top="none" fo:border-bottom="0.06pt solid #000000" style:shadow="none"/>
    </style:style>
    <style:style style:name="T296" style:family="text">
      <style:text-properties style:text-line-through-style="none" style:text-line-through-type="none" style:text-underline-style="solid" style:text-underline-width="auto" style:text-underline-color="font-color" officeooo:rsid="0157197e" style:font-size-asian="12pt" style:font-name-complex="Bitstream Vera Sans" style:font-size-complex="12pt" fo:padding="0.049cm" fo:border-left="0.06pt solid #000000" fo:border-right="0.06pt solid #000000" fo:border-top="0.06pt solid #000000" fo:border-bottom="none" style:shadow="none"/>
    </style:style>
    <style:style style:name="T297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font-size="10pt" officeooo:rsid="00dfc841" style:font-size-asian="10pt" style:font-size-complex="10pt"/>
    </style:style>
    <style:style style:name="T299" style:family="text">
      <style:text-properties fo:font-size="10pt" officeooo:rsid="00add08d" style:font-size-asian="10pt" style:font-size-complex="10pt"/>
    </style:style>
    <style:style style:name="T30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font-size="12pt" style:font-size-asian="12pt" style:font-size-complex="12pt"/>
    </style:style>
    <style:style style:name="T303" style:family="text">
      <style:text-properties fo:font-size="12pt" officeooo:rsid="0154e886" style:font-size-asian="12pt" style:font-size-complex="12pt"/>
    </style:style>
    <style:style style:name="T304" style:family="text">
      <style:text-properties fo:font-size="12pt" officeooo:rsid="02eddb5a" style:font-size-asian="12pt" style:font-size-complex="12pt"/>
    </style:style>
    <style:style style:name="T305" style:family="text">
      <style:text-properties fo:font-size="12pt" officeooo:rsid="0111d37c" style:font-size-asian="12pt" style:font-size-complex="12pt"/>
    </style:style>
    <style:style style:name="T306" style:family="text">
      <style:text-properties officeooo:rsid="045da56b"/>
    </style:style>
    <style:style style:name="T307" style:family="text">
      <style:text-properties officeooo:rsid="043d32d0"/>
    </style:style>
    <style:style style:name="T308" style:family="text">
      <style:text-properties officeooo:rsid="046ed8ac"/>
    </style:style>
    <style:style style:name="T309" style:family="text">
      <style:text-properties officeooo:rsid="04473353"/>
    </style:style>
    <style:style style:name="T310" style:family="text">
      <style:text-properties officeooo:rsid="049b9edb"/>
    </style:style>
    <style:style style:name="T311" style:family="text">
      <style:text-properties fo:font-style="italic" officeooo:rsid="043d32d0" style:font-style-asian="italic" style:font-style-complex="italic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3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5" form:id="control15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6" form:id="control1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23" form:id="control23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27" form:id="control27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220">C</text:span></text:span><text:span text:style-name="Strong_20_Emphasis"><text:span text:style-name="T211">hecklist voor </text:span></text:span><text:span text:style-name="Strong_20_Emphasis"><text:span text:style-name="T212">het</text:span></text:span><text:span text:style-name="Strong_20_Emphasis"><text:span text:style-name="T211"> install</text:span></text:span><text:span text:style-name="Strong_20_Emphasis"><text:span text:style-name="T212">eren</text:span></text:span><text:span text:style-name="Strong_20_Emphasis"><text:span text:style-name="T211"> van </text:span></text:span><text:reference-mark-start text:name="Distributie"/><text:span text:style-name="Strong_20_Emphasis"><text:span text:style-name="T224">Debian</text:span></text:span><text:reference-mark-end text:name="Distributie"/><text:span text:style-name="Strong_20_Emphasis"><text:span text:style-name="T223"> </text:span></text:span><text:reference-mark-start text:name="Versie"/><text:span text:style-name="Strong_20_Emphasis"><text:span text:style-name="T224">8.</text:span></text:span><text:span text:style-name="Strong_20_Emphasis"><text:span text:style-name="T225">1</text:span></text:span><text:reference-mark-end text:name="Versie"/><text:span text:style-name="Strong_20_Emphasis"><text:span text:style-name="T213"><text:note text:id="ftn1" text:note-class="footnote"><text:note-citation>1</text:note-citation><text:note-body><text:p text:style-name="P14">Deze versie heeft codenaam jessie <text:span text:style-name="T306">en wordt vanaf uitgave vijf jaar ondersteund (tot mei 2020).</text:span></text:p></text:note-body></text:note></text:span></text:span><text:span text:style-name="Strong_20_Emphasis"><text:span text:style-name="T213"> </text:span></text:span><text:reference-mark-start text:name="Desktopomgeving"/><text:span text:style-name="Strong_20_Emphasis"><text:span text:style-name="T227">GNOME</text:span></text:span><text:reference-mark-end text:name="Desktopomgeving"/><text:span text:style-name="Strong_20_Emphasis"><text:span text:style-name="T213"> </text:span></text:span><text:reference-mark-start text:name="Editie"/><text:span text:style-name="Strong_20_Emphasis"><text:span text:style-name="T226">d</text:span></text:span><text:span text:style-name="Strong_20_Emphasis"><text:span text:style-name="T214">esktop</text:span></text:span><text:reference-mark-end text:name="Editie"/><text:span text:style-name="Strong_20_Emphasis"><text:span text:style-name="T211"> </text:span></text:span><text:span text:style-name="Strong_20_Emphasis"><text:span text:style-name="T222">algemeen</text:span></text:span><text:span text:style-name="Strong_20_Emphasis"><text:span text:style-name="T220">.</text:span></text:span></text:p>
      <text:p text:style-name="P6"/>
      <text:p text:style-name="Standard"><text:span text:style-name="Citation"><text:span text:style-name="T18">Gebruik</text:span></text:span><text:span text:style-name="Citation"><text:span text:style-name="T255"> </text:span></text:span><text:span text:style-name="Citation"><text:span text:style-name="T256">ook</text:span></text:span><text:span text:style-name="Citation"><text:span text:style-name="T255"> </text:span></text:span><text:span text:style-name="Citation"><text:span text:style-name="T257">C</text:span></text:span><text:span text:style-name="Citation"><text:span text:style-name="T255">hecklist </text:span></text:span><text:span text:style-name="Citation"><text:span text:style-name="T258">i</text:span></text:span><text:span text:style-name="Citation"><text:span text:style-name="T255">nstall</text:span></text:span><text:span text:style-name="Citation"><text:span text:style-name="T259">atie </text:span></text:span><text:span text:style-name="Citation"><text:span text:style-name="T259"><text:reference-ref text:reference-format="text" text:ref-name="Distributie">Debian</text:reference-ref></text:span></text:span><text:span text:style-name="Citation"><text:span text:style-name="T255"> </text:span></text:span><text:span text:style-name="Citation"><text:span text:style-name="T255"><text:reference-ref text:reference-format="text" text:ref-name="Versie">8.1</text:reference-ref></text:span></text:span><text:span text:style-name="Citation"><text:span text:style-name="T255"> </text:span></text:span><text:span text:style-name="Citation"><text:span text:style-name="T255"><text:reference-ref text:reference-format="text" text:ref-name="Editie">desktop</text:reference-ref></text:span></text:span><text:span text:style-name="Citation"><text:span text:style-name="T259"> </text:span></text:span><text:span text:style-name="Citation"><text:span text:style-name="T19">&lt;</text:span></text:span><text:span text:style-name="Citation"><text:span text:style-name="T20">c</text:span></text:span><text:span text:style-name="Citation"><text:span text:style-name="T19">omputernaam&gt;</text:span></text:span></text:p>
      <text:p text:style-name="P5"><text:span text:style-name="Citation"/></text:p>
      <text:p text:style-name="P10"><text:span text:style-name="T32">Kijk op</text:span><text:span text:style-name="T211"> </text:span><text:a xlink:type="simple" xlink:href="http://karelzimmer.nl/" text:style-name="Internet_20_link" text:visited-style-name="Visited_20_Internet_20_Link"><text:span text:style-name="Internet_20_link"><text:span text:style-name="T11">karelzimmer.nl</text:span></text:span></text:a><text:span text:style-name="T211"> </text:span><text:span text:style-name="T300">voor</text:span><text:span text:style-name="T301"> </text:span><text:span text:style-name="T46">checklists, scripts, en overige bestanden.</text:span></text:p>
      <text:p text:style-name="P9"/>
      <text:p text:style-name="P7"/>
      <text:p text:style-name="P3"><text:span text:style-name="Definition"><text:span text:style-name="T13">&lt;opstartmenu&gt;</text:span></text:span><text:span text:style-name="Definition"><text:span text:style-name="T211"><text:tab/><text:tab/><text:tab/></text:span></text:span><text:span text:style-name="Definition"><text:span text:style-name="T211"><draw:control text:anchor-type="as-char" svg:y="-0.429cm" draw:z-index="18" draw:style-name="gr2" draw:text-style-name="P71" svg:width="6.25cm" svg:height="0.6cm" draw:control="control19"/></text:span></text:span><text:span text:style-name="Definition"><text:span text:style-name="T211"><text:tab/></text:span></text:span><text:span text:style-name="Definition"><text:span text:style-name="T215">(</text:span></text:span><text:span text:style-name="T211">toets </text:span><text:span text:style-name="T218">v</text:span><text:span text:style-name="T211">o</text:span><text:span text:style-name="T218">or</text:span><text:span text:style-name="T211"> opstartmedium</text:span><text:span text:style-name="T215">)</text:span></text:p>
      <text:p text:style-name="P3"><text:span text:style-name="Definition"><text:span text:style-name="T13">&lt;instellingen&gt;</text:span></text:span><text:span text:style-name="T211"><text:tab/></text:span><text:span text:style-name="T297"> <text:tab/><text:tab/></text:span><text:span text:style-name="T297"><draw:control text:anchor-type="as-char" svg:y="-0.429cm" draw:z-index="19" draw:style-name="gr2" draw:text-style-name="P71" svg:width="6.25cm" svg:height="0.6cm" draw:control="control20"/></text:span><text:span text:style-name="Definition"><text:span text:style-name="T211"><text:tab/></text:span></text:span><text:span text:style-name="Definition"><text:span text:style-name="T215">(</text:span></text:span><text:span text:style-name="T211">toets </text:span><text:span text:style-name="T218">voor</text:span><text:span text:style-name="T211"> BIOS </text:span><text:span text:style-name="T221">of </text:span><text:span text:style-name="T216">UEFI</text:span><text:span text:style-name="T230">)</text:span></text:p>
      <text:p text:style-name="P4"><text:span text:style-name="Definition"><text:span text:style-name="T6">&lt;computernaam&gt;<text:tab/></text:span></text:span><text:span text:style-name="Definition"><text:span text:style-name="T211"><text:tab/></text:span></text:span><text:span text:style-name="Definition"><text:span text:style-name="T211"><draw:control text:anchor-type="as-char" svg:y="-0.429cm" draw:z-index="25" draw:style-name="gr2" draw:text-style-name="P71" svg:width="6.25cm" svg:height="0.6cm" draw:control="control26"/></text:span></text:span><text:span text:style-name="Definition"><text:span text:style-name="T211"><text:tab/></text:span></text:span><text:span text:style-name="Definition"><text:span text:style-name="T215">(</text:span></text:span><text:span text:style-name="Definition"><text:span text:style-name="T219">unieke </text:span></text:span><text:span text:style-name="Definition"><text:span text:style-name="T211">naam van de computer</text:span></text:span><text:span text:style-name="Definition"><text:span text:style-name="T215">)</text:span></text:span></text:p>
      <text:p text:style-name="P4"><text:span text:style-name="Definition"><text:span text:style-name="T13">&lt;gebruiker&gt;</text:span></text:span><text:span text:style-name="Definition"><text:span text:style-name="T12"><text:tab/><text:tab/></text:span></text:span><text:span text:style-name="Definition"><text:span text:style-name="T297"> <text:tab/><text:tab/></text:span></text:span><text:span text:style-name="Definition"><text:span text:style-name="T297"><draw:control text:anchor-type="as-char" svg:y="-0.429cm" draw:z-index="20" draw:style-name="gr2" draw:text-style-name="P71" svg:width="6.25cm" svg:height="0.6cm" draw:control="control21"/></text:span></text:span><text:span text:style-name="Definition"><text:span text:style-name="T211"><text:tab/></text:span></text:span><text:span text:style-name="Definition"><text:span text:style-name="T215">(</text:span></text:span><text:span text:style-name="T211">volledige naam, b</text:span><text:span text:style-name="T217">ij</text:span><text:span text:style-name="T211">v. </text:span><text:span text:style-name="User_20_Entry"><text:span text:style-name="T228">Jan Hek</text:span></text:span><text:span text:style-name="User_20_Entry"><text:span text:style-name="T229">)</text:span></text:span></text:p>
      <text:p text:style-name="P3"><text:span text:style-name="Definition"><text:span text:style-name="T13">&lt;gebruikersnaam&gt;<text:tab/></text:span></text:span><text:span text:style-name="Definition"><text:span text:style-name="T13"><draw:control text:anchor-type="as-char" svg:y="-0.429cm" draw:z-index="21" draw:style-name="gr2" draw:text-style-name="P71" svg:width="6.25cm" svg:height="0.6cm" draw:control="control22"/></text:span></text:span><text:span text:style-name="Definition"><text:span text:style-name="T211"><text:tab/></text:span></text:span><text:span text:style-name="Definition"><text:span text:style-name="T215">(</text:span></text:span><text:span text:style-name="T211">korte naam, bijv. </text:span><text:span text:style-name="User_20_Entry"><text:span text:style-name="T228">jan</text:span></text:span><text:span text:style-name="User_20_Entry"><text:span text:style-name="T229">)</text:span></text:span></text:p>
      <text:p text:style-name="P2"><text:span text:style-name="Definition"><text:span text:style-name="T1">&lt;aanmeldfoto&gt;<text:tab/><text:tab/><text:tab/></text:span></text:span><text:span text:style-name="Definition"><text:span text:style-name="T1"><draw:control text:anchor-type="as-char" svg:y="-0.429cm" draw:z-index="17" draw:style-name="gr2" draw:text-style-name="P71" svg:width="6.25cm" svg:height="0.6cm" draw:control="control18"/></text:span></text:span><text:span text:style-name="Definition"><text:span text:style-name="T253"><text:tab/>(</text:span></text:span><text:span text:style-name="T305">foto</text:span><text:span text:style-name="T302"> naast de gebruiker)</text:span></text:p>
      <text:p text:style-name="P1"/>
      <text:p text:style-name="P1"/>
      <text:list xml:id="list7689559503935848629" text:style-name="L1">
        <text:list-item>
          <text:p text:style-name="P19"><text:span text:style-name="T302">Installatie voorbereiden </text:span><text:span text:style-name="Emphasis"><text:span text:style-name="T2">als op Linux anders zie Checklist </text:span></text:span><text:span text:style-name="Emphasis"><text:span text:style-name="T3">m</text:span></text:span><text:span text:style-name="Emphasis"><text:span text:style-name="T2">igratie</text:span></text:span></text:p>
        </text:list-item>
      </text:list>
      <text:list xml:id="list6705767363098910578" text:style-name="L2">
        <text:list-item>
          <text:list>
            <text:list-header>
              <text:p text:style-name="P40"><text:span text:style-name="Strong_20_Emphasis"><text:span text:style-name="T231"/></text:span></text:p>
            </text:list-header>
            <text:list-item>
              <text:p text:style-name="P41"><text:span text:style-name="T33"><draw:control text:anchor-type="as-char" draw:z-index="0" draw:style-name="gr1" draw:text-style-name="P70" svg:width="0.35cm" svg:height="0.35cm" draw:control="control1"/></text:span><text:span text:style-name="T33"><text:tab/></text:span><text:span text:style-name="T1">Aanmelden als </text:span><text:span text:style-name="Definition"><text:span text:style-name="T1">&lt;gebruiker&gt;</text:span></text:span><text:span text:style-name="T1"> </text:span><text:span text:style-name="T4">of Beheerder (beheerdersrechten nodig).</text:span></text:p>
              <text:p text:style-name="P60"/>
            </text:list-item>
            <text:list-item>
              <text:p text:style-name="P57"><text:span text:style-name="Strong_20_Emphasis"><text:span text:style-name="T33"><draw:control text:anchor-type="as-char" draw:z-index="1" draw:style-name="gr1" draw:text-style-name="P70" svg:width="0.35cm" svg:height="0.35cm" draw:control="control2"/></text:span></text:span><text:span text:style-name="Strong_20_Emphasis"><text:span text:style-name="T33"><text:tab/></text:span></text:span><text:span text:style-name="Strong_20_Emphasis"><text:span text:style-name="T76">Download de scripts via </text:span></text:span><text:span text:style-name="Strong_20_Emphasis"><text:span text:style-name="T77">klikken op </text:span></text:span><text:span text:style-name="Strong_20_Emphasis"><text:span text:style-name="T239">de Activiteitenknop </text:span></text:span><text:span text:style-name="Strong_20_Emphasis"><text:span text:style-name="T241">(gemerkt </text:span></text:span><text:span text:style-name="Strong_20_Emphasis"><text:span text:style-name="T266">Actviteiten</text:span></text:span><text:span text:style-name="Strong_20_Emphasis"><text:span text:style-name="T241">)<text:line-break/> <text:tab/></text:span></text:span><text:span text:style-name="Strong_20_Emphasis"><text:span text:style-name="T239">of </text:span></text:span><text:span text:style-name="Strong_20_Emphasis"><text:span text:style-name="T241">klik in </text:span></text:span><text:span text:style-name="Strong_20_Emphasis"><text:span text:style-name="T239">de linkerbovenhoek van het scherm,</text:span></text:span><text:span text:style-name="Strong_20_Emphasis"><text:span text:style-name="T234"> </text:span></text:span><text:span text:style-name="Strong_20_Emphasis"><text:span text:style-name="T232">of druk éénmaal (kort) op </text:span></text:span><text:span text:style-name="Strong_20_Emphasis"><text:span text:style-name="T238">de<text:line-break/> <text:tab/></text:span></text:span><text:span text:style-name="Emphasis"><text:span text:style-name="T265">Super-toets</text:span></text:span><text:span text:style-name="Strong_20_Emphasis"><text:span text:style-name="T232"><text:note text:id="ftn2" text:note-class="footnote"><text:note-citation>2</text:note-citation><text:note-body><text:p text:style-name="P11"><text:span text:style-name="T298">De Super-toets is de </text:span><text:span text:style-name="Strong_20_Emphasis"><text:span text:style-name="T209">Windows-</text:span></text:span><text:span text:style-name="Strong_20_Emphasis"><text:span text:style-name="T210">toets</text:span></text:span><text:span text:style-name="Strong_20_Emphasis"><text:span text:style-name="T209"> of Apple-toets</text:span></text:span><text:span text:style-name="T299">.</text:span></text:p></text:note-body></text:note></text:span></text:span><text:span text:style-name="Strong_20_Emphasis"><text:span text:style-name="T232">.<text:line-break/> <text:tab/></text:span></text:span><text:span text:style-name="Strong_20_Emphasis"><text:span text:style-name="T234">D</text:span></text:span><text:span text:style-name="Strong_20_Emphasis"><text:span text:style-name="T232">it opent </text:span></text:span><text:span text:style-name="Strong_20_Emphasis"><text:span text:style-name="T240">het</text:span></text:span><text:span text:style-name="T260"> </text:span><text:span text:style-name="Emphasis"><text:span text:style-name="T261">Activiteitenoverzicht</text:span></text:span><text:span text:style-name="Strong_20_Emphasis"><text:span text:style-name="T235">, </text:span></text:span><text:span text:style-name="Strong_20_Emphasis"><text:span text:style-name="T232">zoek </text:span></text:span><text:span text:style-name="User_20_Entry"><text:span text:style-name="T262">ter</text:span></text:span><text:span text:style-name="Strong_20_Emphasis"><text:span text:style-name="T232"> </text:span></text:span><text:span text:style-name="Strong_20_Emphasis"><text:span text:style-name="T236">en </text:span></text:span><text:span text:style-name="Strong_20_Emphasis"><text:span text:style-name="T232">klik op </text:span></text:span><text:span text:style-name="Strong_20_Emphasis"><text:span text:style-name="T242">Terminalvenster</text:span></text:span><text:span text:style-name="T242">.</text:span><text:span text:style-name="T243"><text:line-break/> <text:tab/></text:span><text:span text:style-name="Strong_20_Emphasis"><text:span text:style-name="T237">T</text:span></text:span><text:span text:style-name="T243">yp over, of kopieer en plak, gevolgd door [Enter] </text:span><text:span text:style-name="T244">de volgende </text:span><text:span text:style-name="T246">opdrachtregel</text:span><text:span text:style-name="T245">:<text:line-break/></text:span><text:span text:style-name="T242"><text:line-break/> <text:tab/></text:span><text:span text:style-name="User_20_Entry"><text:span text:style-name="T262">wget karelzimmer.nl/s;. s</text:span></text:span></text:p>
              <text:p text:style-name="P57"><text:span text:style-name="User_20_Entry"><text:span text:style-name="T262"/></text:span></text:p>
            </text:list-item>
            <text:list-item>
              <text:p text:style-name="P58"><text:span text:style-name="Strong_20_Emphasis"><text:span text:style-name="T86"><draw:control text:anchor-type="as-char" draw:z-index="31" draw:style-name="gr1" draw:text-style-name="P70" svg:width="0.35cm" svg:height="0.35cm" draw:control="control32"/></text:span></text:span><text:span text:style-name="Strong_20_Emphasis"><text:span text:style-name="T86"><text:tab/></text:span></text:span><text:span text:style-name="Strong_20_Emphasis"><text:span text:style-name="T93">M</text:span></text:span><text:span text:style-name="Strong_20_Emphasis"><text:span text:style-name="T94">aak een </text:span></text:span><text:span text:style-name="Strong_20_Emphasis"><text:span text:style-name="T95">back-up </text:span></text:span><text:span text:style-name="Strong_20_Emphasis"><text:span text:style-name="T96">vi</text:span></text:span><text:span text:style-name="Strong_20_Emphasis"><text:span text:style-name="T97">a</text:span></text:span><text:span text:style-name="Strong_20_Emphasis"><text:span text:style-name="T96"> </text:span></text:span><text:span text:style-name="Strong_20_Emphasis"><text:span text:style-name="T98">klikken </text:span></text:span><text:span text:style-name="Strong_20_Emphasis"><text:span text:style-name="T81">op </text:span></text:span><text:span text:style-name="Strong_20_Emphasis"><text:span text:style-name="T195">Start installatie</text:span></text:span><text:span text:style-name="Strong_20_Emphasis"><text:span text:style-name="T81"> </text:span></text:span><text:span text:style-name="Strong_20_Emphasis"><text:span text:style-name="T136">in </text:span></text:span><text:span text:style-name="Strong_20_Emphasis"><text:span text:style-name="T140">het </text:span></text:span><text:span text:style-name="Strong_20_Emphasis"><text:span text:style-name="T138">Activiteiten</text:span></text:span><text:span text:style-name="Strong_20_Emphasis"><text:span text:style-name="T140">overzich</text:span></text:span><text:span text:style-name="Strong_20_Emphasis"><text:span text:style-name="T139">t</text:span></text:span><text:span text:style-name="Strong_20_Emphasis"><text:span text:style-name="T140"><text:line-break/></text:span></text:span><text:span text:style-name="Strong_20_Emphasis"><text:span text:style-name="T140"> </text:span></text:span><text:tab/><text:span text:style-name="Strong_20_Emphasis"><text:span text:style-name="T91">of </text:span></text:span><text:span text:style-name="Strong_20_Emphasis"><text:span text:style-name="T81">op het Bureaublad </text:span></text:span><text:span text:style-name="Strong_20_Emphasis"><text:span text:style-name="T82">en </text:span></text:span><text:span text:style-name="Strong_20_Emphasis"><text:span text:style-name="T81">kies </text:span></text:span><text:span text:style-name="Strong_20_Emphasis"><text:span text:style-name="T195">1</text:span></text:span><text:span text:style-name="Strong_20_Emphasis"><text:span text:style-name="T81"> </text:span></text:span><text:span text:style-name="User_20_Entry"><text:span text:style-name="T195">Installatie voorbereiden </text:span></text:span><text:span text:style-name="Strong_20_Emphasis"><text:span text:style-name="T81"><text:line-break/><text:tab/><text:tab/></text:span></text:span><text:span text:style-name="Strong_20_Emphasis"><text:span text:style-name="T88">(of voer opdrachten </text:span></text:span><text:span text:style-name="User_20_Entry"><text:span text:style-name="T188">lsinstall</text:span></text:span><text:span text:style-name="Strong_20_Emphasis"><text:span text:style-name="T88"> en </text:span></text:span><text:span text:style-name="User_20_Entry"><text:span text:style-name="T188">backup</text:span></text:span><text:span text:style-name="Strong_20_Emphasis"><text:span text:style-name="T88"> uit).</text:span></text:span></text:p>
            </text:list-item>
          </text:list>
        </text:list-item>
        <text:list-item>
          <text:p text:style-name="P38">Besturingssysteem installeren</text:p>
          <text:list>
            <text:list-header>
              <text:p text:style-name="P28"><text:span text:style-name="Strong_20_Emphasis"><text:span text:style-name="T232"/></text:span></text:p>
            </text:list-header>
            <text:list-item>
              <text:p text:style-name="P29"><text:span text:style-name="T33"><draw:control text:anchor-type="as-char" draw:z-index="2" draw:style-name="gr1" draw:text-style-name="P70" svg:width="0.35cm" svg:height="0.35cm" draw:control="control3"/></text:span><text:span text:style-name="T33"><text:tab/></text:span><text:span text:style-name="T248">Start de computer op vanaf </text:span><text:span text:style-name="T250">een </text:span><text:span text:style-name="T250"><text:reference-ref text:reference-format="text" text:ref-name="Distributie">Debian</text:reference-ref></text:span><text:span text:style-name="T248"> </text:span><text:span text:style-name="T248"><text:reference-ref text:reference-format="text" text:ref-name="Versie">8.1</text:reference-ref></text:span><text:span text:style-name="T161"> </text:span><text:span text:style-name="T161"><text:reference-ref text:reference-format="text" text:ref-name="Desktopomgeving">GNOME</text:reference-ref></text:span><text:span text:style-name="T161"> </text:span><text:span text:style-name="T161"><text:reference-ref text:reference-format="text" text:ref-name="Editie">desktop</text:reference-ref></text:span><text:span text:style-name="T161"> </text:span><text:reference-mark-start text:name="Bitbreedtes"/><text:span text:style-name="Strong_20_Emphasis"><text:span text:style-name="T159">64-bit of 32-bit</text:span></text:span><text:reference-mark-end text:name="Bitbreedtes"/><text:span text:style-name="Strong_20_Emphasis"><text:span text:style-name="T14"><text:note text:id="ftn4" text:note-class="footnote"><text:note-citation>1</text:note-citation><text:note-body><text:p text:style-name="P12"><text:span text:style-name="Strong_20_Emphasis"><text:span text:style-name="T27">Probeer eerst een 64-bit USB-stick of</text:span></text:span><text:span text:style-name="Strong_20_Emphasis"><text:span text:style-name="T24"> </text:span></text:span><text:span text:style-name="Strong_20_Emphasis"><text:span text:style-name="T24"><text:reference-ref text:reference-format="text" text:ref-name="CDVD">DVD</text:reference-ref></text:span></text:span><text:span text:style-name="Strong_20_Emphasis"><text:span text:style-name="T27">, kies een 32-bit-versie als het opstarten</text:span></text:span><text:span text:style-name="Strong_20_Emphasis"><text:span text:style-name="T23"> mislukt.</text:span></text:span></text:p></text:note-body></text:note></text:span></text:span><text:span text:style-name="T161"> <text:line-break/><text:tab/><text:tab/>Live</text:span><text:span text:style-name="T161"><text:note text:id="ftn5" text:note-class="footnote"><text:note-citation>2</text:note-citation><text:note-body><text:p text:style-name="P16"><text:span text:style-name="T309">Vanaf ee</text:span>n Live <text:span text:style-name="Strong_20_Emphasis"><text:span text:style-name="T23">USB-stick </text:span></text:span><text:span text:style-name="Strong_20_Emphasis"><text:span text:style-name="T24">of </text:span></text:span><text:span text:style-name="Strong_20_Emphasis"><text:span text:style-name="T24"><text:reference-ref text:reference-format="text" text:ref-name="CDVD">DVD</text:reference-ref></text:span></text:span><text:span text:style-name="T16"> </text:span>kunt <text:span text:style-name="T309">u opstarten en</text:span> met <text:reference-ref text:reference-format="text" text:ref-name="Distributie">Debian</text:reference-ref> werken zonder deze te installeren.</text:p></text:note-body></text:note></text:span><text:span text:style-name="T161"> </text:span><text:span text:style-name="T165">U</text:span><text:span text:style-name="T161">SB-stic</text:span><text:span text:style-name="T162">k</text:span><text:span text:style-name="T161"><text:note text:id="ftn6" text:note-class="footnote"><text:note-citation>3</text:note-citation><text:note-body><text:p text:style-name="P13"><text:span text:style-name="Strong_20_Emphasis"><text:span text:style-name="T23">Maak een opstartbare USB-stick aan </text:span></text:span><text:span text:style-name="Strong_20_Emphasis"><text:span text:style-name="T28">in </text:span></text:span><text:span text:style-name="Strong_20_Emphasis"><text:span text:style-name="T30">Debian via script mkusb.</text:span></text:span><text:span text:style-name="Strong_20_Emphasis"><text:span text:style-name="T25"><text:line-break/></text:span></text:span><text:span text:style-name="Strong_20_Emphasis"><text:span text:style-name="T31">I</text:span></text:span><text:span text:style-name="Strong_20_Emphasis"><text:span text:style-name="T28">n </text:span></text:span><text:span text:style-name="Strong_20_Emphasis"><text:span text:style-name="T25">Windows </text:span></text:span><text:span text:style-name="Strong_20_Emphasis"><text:span text:style-name="T28">met het programma </text:span></text:span>Win32 Disk Imager<text:span text:style-name="Strong_20_Emphasis"><text:span text:style-name="T28"> </text:span></text:span><text:span text:style-name="Strong_20_Emphasis"><text:span text:style-name="T29">(</text:span></text:span><text:a xlink:type="simple" xlink:href="http://sourceforge.net/projects/win32diskimager/"><text:span text:style-name="Strong_20_Emphasis"><text:span text:style-name="T30">sourceforge.net/projects/win32diskimager</text:span></text:span></text:a><text:span text:style-name="Strong_20_Emphasis"><text:span text:style-name="T29">)</text:span></text:span><text:span text:style-name="Strong_20_Emphasis"><text:span text:style-name="T26">.</text:span></text:span></text:p></text:note-body></text:note></text:span><text:span text:style-name="T161"> </text:span><text:span text:style-name="T162">of </text:span><text:reference-mark-start text:name="CDVD"/><text:span text:style-name="T162">DVD</text:span><text:reference-mark-end text:name="CDVD"/><text:span text:style-name="T161">. <text:s/></text:span><text:span text:style-name="T163">Opstartmenu </text:span><text:span text:style-name="T164">(boot menu)</text:span><text:span text:style-name="T163"> </text:span><text:span text:style-name="T161">via </text:span><text:span text:style-name="Definition"><text:span text:style-name="T1">&lt;</text:span></text:span><text:span text:style-name="Definition"><text:span text:style-name="T5">opstartmenu</text:span></text:span><text:span text:style-name="Definition"><text:span text:style-name="T1">&gt;</text:span></text:span><text:span text:style-name="T248">, <text:line-break/><text:tab/><text:tab/></text:span><text:span text:style-name="T251">instellingen </text:span><text:span text:style-name="T252">(setup)</text:span><text:span text:style-name="T248"> via </text:span><text:span text:style-name="Definition"><text:span text:style-name="T1">&lt;</text:span></text:span><text:span text:style-name="Definition"><text:span text:style-name="T5">instellingen</text:span></text:span><text:span text:style-name="Definition"><text:span text:style-name="T1">&gt;</text:span></text:span><text:span text:style-name="T248">.</text:span></text:p>
              <text:p text:style-name="P61"/>
            </text:list-item>
            <text:list-item>
              <text:p text:style-name="P30"><text:span text:style-name="Strong_20_Emphasis"><text:span text:style-name="T33"><draw:control text:anchor-type="as-char" draw:z-index="3" draw:style-name="gr1" draw:text-style-name="P70" svg:width="0.35cm" svg:height="0.35cm" draw:control="control4"/></text:span></text:span><text:span text:style-name="Strong_20_Emphasis"><text:span text:style-name="T33"><text:tab/></text:span></text:span><text:span text:style-name="Strong_20_Emphasis"><text:span text:style-name="T53">Kies </text:span></text:span><text:span text:style-name="Strong_20_Emphasis"><text:span text:style-name="T205">Graphical install</text:span></text:span><text:span text:style-name="Strong_20_Emphasis"><text:span text:style-name="T53">.</text:span></text:span></text:p>
            </text:list-item>
            <text:list-item>
              <text:p text:style-name="P30"><text:span text:style-name="Strong_20_Emphasis"><text:span text:style-name="T33"><draw:control text:anchor-type="as-char" draw:z-index="23" draw:style-name="gr1" draw:text-style-name="P70" svg:width="0.35cm" svg:height="0.35cm" draw:control="control24"/></text:span></text:span><text:span text:style-name="Strong_20_Emphasis"><text:span text:style-name="T33"><text:tab/></text:span></text:span><text:span text:style-name="Strong_20_Emphasis"><text:span text:style-name="T32">Kies </text:span></text:span><text:span text:style-name="Strong_20_Emphasis"><text:span text:style-name="T143">Dutch – Ne</text:span></text:span><text:span text:style-name="Strong_20_Emphasis"><text:span text:style-name="T141">derlands</text:span></text:span><text:span text:style-name="Strong_20_Emphasis"><text:span text:style-name="T32"> en klik op</text:span></text:span><text:span text:style-name="Strong_20_Emphasis"><text:span text:style-name="T34"> </text:span></text:span><text:span text:style-name="Strong_20_Emphasis"><text:span text:style-name="T143">Continue</text:span></text:span><text:span text:style-name="Strong_20_Emphasis"><text:span text:style-name="T32">. </text:span></text:span></text:p>
            </text:list-item>
            <text:list-item>
              <text:p text:style-name="P45"><text:span text:style-name="Emphasis"><draw:control text:anchor-type="as-char" draw:z-index="4" draw:style-name="gr1" draw:text-style-name="P70" svg:width="0.35cm" svg:height="0.35cm" draw:control="control5"/></text:span><text:span text:style-name="T33"><text:tab/></text:span><text:span text:style-name="Strong_20_Emphasis"><text:span text:style-name="T37">K</text:span></text:span><text:span text:style-name="Strong_20_Emphasis"><text:span text:style-name="T35">lik </text:span></text:span><text:span text:style-name="Strong_20_Emphasis"><text:span text:style-name="T68">tweemaal</text:span></text:span><text:span text:style-name="Strong_20_Emphasis"><text:span text:style-name="T67"> op</text:span></text:span><text:span text:style-name="Strong_20_Emphasis"><text:span text:style-name="T35"> </text:span></text:span><text:span text:style-name="Strong_20_Emphasis"><text:span text:style-name="T142">V</text:span></text:span><text:span text:style-name="Strong_20_Emphasis"><text:span text:style-name="T143">olgende</text:span></text:span><text:span text:style-name="Strong_20_Emphasis"><text:span text:style-name="T35">.</text:span></text:span></text:p>
            </text:list-item>
            <text:list-item>
              <text:p text:style-name="P45"><text:span text:style-name="Emphasis"><text:span text:style-name="T203"><draw:control text:anchor-type="as-char" draw:z-index="24" draw:style-name="gr1" draw:text-style-name="P70" svg:width="0.35cm" svg:height="0.35cm" draw:control="control25"/></text:span></text:span><text:span text:style-name="Strong_20_Emphasis"><text:span text:style-name="T33"><text:tab/></text:span></text:span><text:span text:style-name="Strong_20_Emphasis"><text:span text:style-name="T53">Kies </text:span></text:span><text:span text:style-name="Strong_20_Emphasis"><text:span text:style-name="T69">indien mogelijk </text:span></text:span><text:span text:style-name="Strong_20_Emphasis"><text:span text:style-name="T53">het gewenste </text:span></text:span><text:span text:style-name="Strong_20_Emphasis"><text:span text:style-name="T206">Draadloos netwerk</text:span></text:span><text:span text:style-name="Strong_20_Emphasis"><text:span text:style-name="T53">, </text:span></text:span><text:span text:style-name="Strong_20_Emphasis"><text:span text:style-name="T206">Type netwerk</text:span></text:span><text:span text:style-name="Strong_20_Emphasis"><text:span text:style-name="T53">, en <text:line-break/><text:tab/><text:tab/>geef </text:span></text:span><text:span text:style-name="Strong_20_Emphasis"><text:span text:style-name="T69">de </text:span></text:span><text:span text:style-name="Strong_20_Emphasis"><text:span text:style-name="T206">beveiligingssleutel</text:span></text:span><text:span text:style-name="Strong_20_Emphasis"><text:span text:style-name="T53"> op, elk gevolgd door een klik op </text:span></text:span><text:span text:style-name="Strong_20_Emphasis"><text:span text:style-name="T206">Volgende</text:span></text:span><text:span text:style-name="Strong_20_Emphasis"><text:span text:style-name="T32">.</text:span></text:span></text:p>
            </text:list-item>
            <text:list-item>
              <text:p text:style-name="P46"><text:span text:style-name="Strong_20_Emphasis"><text:span text:style-name="T33"><draw:control text:anchor-type="as-char" draw:z-index="5" draw:style-name="gr1" draw:text-style-name="P70" svg:width="0.35cm" svg:height="0.35cm" draw:control="control6"/></text:span></text:span><text:span text:style-name="Strong_20_Emphasis"><text:span text:style-name="T33"><text:tab/></text:span></text:span><text:span text:style-name="Strong_20_Emphasis"><text:span text:style-name="T53">Vul in</text:span></text:span><text:span text:style-name="Strong_20_Emphasis"><text:span text:style-name="T33"> </text:span></text:span><text:span text:style-name="Strong_20_Emphasis"><text:span text:style-name="T146">C</text:span></text:span><text:span text:style-name="Strong_20_Emphasis"><text:span text:style-name="T145">omputer</text:span></text:span><text:span text:style-name="Strong_20_Emphasis"><text:span text:style-name="T146">naam</text:span></text:span><text:span text:style-name="Definition"><text:span text:style-name="T8"> </text:span></text:span><text:span text:style-name="Definition"><text:span text:style-name="T9">&lt;</text:span></text:span><text:span text:style-name="Definition"><text:span text:style-name="T8">computernaam&gt; </text:span></text:span><text:span text:style-name="Strong_20_Emphasis"><text:span text:style-name="T53">en klik </text:span></text:span><text:span text:style-name="Strong_20_Emphasis"><text:span text:style-name="T54">tweemaal </text:span></text:span><text:span text:style-name="Strong_20_Emphasis"><text:span text:style-name="T53">op </text:span></text:span><text:span text:style-name="Strong_20_Emphasis"><text:span text:style-name="T206">Volgende</text:span></text:span><text:span text:style-name="Strong_20_Emphasis"><text:span text:style-name="T33">.</text:span></text:span></text:p>
            </text:list-item>
            <text:list-item>
              <text:p text:style-name="P47"><text:span text:style-name="Strong_20_Emphasis"><text:span text:style-name="T33"><draw:control text:anchor-type="as-char" draw:z-index="26" draw:style-name="gr1" draw:text-style-name="P70" svg:width="0.35cm" svg:height="0.35cm" draw:control="control27"/></text:span></text:span><text:span text:style-name="Strong_20_Emphasis"><text:span text:style-name="T33"><text:tab/></text:span></text:span><text:span text:style-name="Strong_20_Emphasis"><text:span text:style-name="T70">Laat </text:span></text:span><text:span text:style-name="Strong_20_Emphasis"><text:span text:style-name="T54">het </text:span></text:span><text:span text:style-name="Strong_20_Emphasis"><text:span text:style-name="T146">Beheerder</text:span></text:span><text:span text:style-name="Strong_20_Emphasis"><text:span text:style-name="T147">s</text:span></text:span><text:span text:style-name="Strong_20_Emphasis"><text:span text:style-name="T146">wachtwoord </text:span></text:span><text:span text:style-name="T146">(root) </text:span><text:span text:style-name="T149">leeg </text:span><text:span text:style-name="T148">e</text:span><text:span text:style-name="T141">n </text:span><text:span text:style-name="T32">klik op </text:span><text:span text:style-name="Strong_20_Emphasis"><text:span text:style-name="T141">V</text:span></text:span><text:span text:style-name="Strong_20_Emphasis"><text:span text:style-name="T147">olgende</text:span></text:span><text:span text:style-name="Strong_20_Emphasis"><text:span text:style-name="T32">.</text:span></text:span></text:p>
            </text:list-item>
            <text:list-item>
              <text:p text:style-name="P48"><text:span text:style-name="Strong_20_Emphasis"><text:span text:style-name="T33"><draw:control text:anchor-type="as-char" draw:z-index="6" draw:style-name="gr1" draw:text-style-name="P70" svg:width="0.35cm" svg:height="0.35cm" draw:control="control7"/></text:span></text:span><text:span text:style-name="Strong_20_Emphasis"><text:span text:style-name="T33"><text:tab/>Vul in</text:span></text:span><text:span text:style-name="Strong_20_Emphasis"><text:span text:style-name="T55"> </text:span></text:span><text:span text:style-name="Strong_20_Emphasis"><text:span text:style-name="T144">Naam</text:span></text:span><text:span text:style-name="Strong_20_Emphasis"><text:span text:style-name="T33"> </text:span></text:span><text:span text:style-name="Definition"><text:span text:style-name="T10">&lt;gebruiker&gt;</text:span></text:span><text:span text:style-name="Strong_20_Emphasis"><text:span text:style-name="T56"> </text:span></text:span><text:span text:style-name="Strong_20_Emphasis"><text:span text:style-name="T53">en klik</text:span></text:span><text:span text:style-name="Strong_20_Emphasis"><text:span text:style-name="T54"> </text:span></text:span><text:span text:style-name="Strong_20_Emphasis"><text:span text:style-name="T53">op </text:span></text:span><text:span text:style-name="Strong_20_Emphasis"><text:span text:style-name="T206">Volgende</text:span></text:span><text:span text:style-name="Strong_20_Emphasis"><text:span text:style-name="T33">.</text:span></text:span></text:p>
            </text:list-item>
            <text:list-item>
              <text:p text:style-name="P48"><text:span text:style-name="Strong_20_Emphasis"><text:span text:style-name="T56"><draw:control text:anchor-type="as-char" draw:z-index="28" draw:style-name="gr1" draw:text-style-name="P70" svg:width="0.35cm" svg:height="0.35cm" draw:control="control29"/></text:span></text:span><text:span text:style-name="Strong_20_Emphasis"><text:span text:style-name="T56"><text:tab/></text:span></text:span><text:span text:style-name="Strong_20_Emphasis"><text:span text:style-name="T57">Controleer</text:span></text:span><text:span text:style-name="Strong_20_Emphasis"><text:span text:style-name="T33"> </text:span></text:span><text:span text:style-name="Strong_20_Emphasis"><text:span text:style-name="T145">Gebruikersnaam</text:span></text:span><text:span text:style-name="Strong_20_Emphasis"><text:span text:style-name="T33"> </text:span></text:span><text:span text:style-name="Definition"><text:span text:style-name="T8">&lt;gebruikersnaam&gt; </text:span></text:span><text:span text:style-name="Strong_20_Emphasis"><text:span text:style-name="T58">e</text:span></text:span><text:span text:style-name="Strong_20_Emphasis"><text:span text:style-name="T33">n klik op </text:span></text:span><text:span text:style-name="Strong_20_Emphasis"><text:span text:style-name="T144">V</text:span></text:span><text:span text:style-name="Strong_20_Emphasis"><text:span text:style-name="T147">olgende</text:span></text:span><text:span text:style-name="Strong_20_Emphasis"><text:span text:style-name="T33">.</text:span></text:span></text:p>
            </text:list-item>
            <text:list-item>
              <text:p text:style-name="P49"><text:span text:style-name="Strong_20_Emphasis"><text:span text:style-name="T33"><draw:control text:anchor-type="as-char" draw:z-index="27" draw:style-name="gr1" draw:text-style-name="P70" svg:width="0.35cm" svg:height="0.35cm" draw:control="control28"/></text:span></text:span><text:span text:style-name="Strong_20_Emphasis"><text:span text:style-name="T33"><text:tab/></text:span></text:span><text:span text:style-name="Strong_20_Emphasis"><text:span text:style-name="T267">Kies </text:span></text:span><text:span text:style-name="Strong_20_Emphasis"><text:span text:style-name="T272">d</text:span></text:span><text:span text:style-name="Strong_20_Emphasis"><text:span text:style-name="T268">e gewenste </text:span></text:span><text:span text:style-name="Strong_20_Emphasis"><text:span text:style-name="T277">Schijfindelingsmethode</text:span></text:span><text:span text:style-name="Strong_20_Emphasis"><text:span text:style-name="T35">.</text:span></text:span></text:p>
            </text:list-item>
            <text:list-item>
              <text:p text:style-name="P50"><text:span text:style-name="Strong_20_Emphasis"><text:span text:style-name="T35"><draw:control text:anchor-type="as-char" draw:z-index="14" draw:style-name="gr1" draw:text-style-name="P70" svg:width="0.35cm" svg:height="0.35cm" draw:control="control15"/></text:span></text:span><text:span text:style-name="Strong_20_Emphasis"><text:span text:style-name="T35"><text:tab/>Kies </text:span></text:span><text:span text:style-name="Strong_20_Emphasis"><text:span text:style-name="T58">de gewenste </text:span></text:span><text:span text:style-name="Strong_20_Emphasis"><text:span text:style-name="T191">In te delen schijf</text:span></text:span><text:span text:style-name="Strong_20_Emphasis"><text:span text:style-name="T268">.</text:span></text:span></text:p>
            </text:list-item>
            <text:list-item>
              <text:p text:style-name="P51"><text:span text:style-name="Strong_20_Emphasis"><text:span text:style-name="T35"><draw:control text:anchor-type="as-char" draw:z-index="15" draw:style-name="gr1" draw:text-style-name="P70" svg:width="0.35cm" svg:height="0.35cm" draw:control="control16"/></text:span></text:span><text:span text:style-name="Strong_20_Emphasis"><text:span text:style-name="T35"><text:tab/></text:span></text:span><text:span text:style-name="Strong_20_Emphasis"><text:span text:style-name="T37">K</text:span></text:span><text:span text:style-name="Strong_20_Emphasis"><text:span text:style-name="T35">lik op </text:span></text:span><text:span text:style-name="Strong_20_Emphasis"><text:span text:style-name="T142">V</text:span></text:span><text:span text:style-name="Strong_20_Emphasis"><text:span text:style-name="T148">olgende</text:span></text:span><text:span text:style-name="Strong_20_Emphasis"><text:span text:style-name="T35">, </text:span></text:span><text:span text:style-name="Strong_20_Emphasis"><text:span text:style-name="T58">en het systeem wordt </text:span></text:span><text:span text:style-name="Strong_20_Emphasis"><text:span text:style-name="T59">geïnstalleerd.</text:span></text:span></text:p>
              <text:p text:style-name="P24"><text:span text:style-name="Strong_20_Emphasis"><text:span text:style-name="T267"/></text:span></text:p>
            </text:list-item>
            <text:list-item>
              <text:p text:style-name="P25"><text:span text:style-name="Strong_20_Emphasis"><text:span text:style-name="T269"><draw:control text:anchor-type="as-char" draw:z-index="7" draw:style-name="gr1" draw:text-style-name="P70" svg:width="0.35cm" svg:height="0.35cm" draw:control="control8"/></text:span></text:span><text:span text:style-name="Strong_20_Emphasis"><text:span text:style-name="T269"><text:tab/></text:span></text:span><text:span text:style-name="Strong_20_Emphasis"><text:span text:style-name="T273">Gebruik een </text:span></text:span><text:span text:style-name="Strong_20_Emphasis"><text:span text:style-name="T285">netwerk-spiegelserver</text:span></text:span><text:span text:style-name="Strong_20_Emphasis"><text:span text:style-name="T273"> en k</text:span></text:span><text:span text:style-name="Strong_20_Emphasis"><text:span text:style-name="T267">lik </text:span></text:span><text:span text:style-name="Strong_20_Emphasis"><text:span text:style-name="T273">vier</text:span></text:span><text:span text:style-name="Strong_20_Emphasis"><text:span text:style-name="T267">maal op </text:span></text:span><text:span text:style-name="Strong_20_Emphasis"><text:span text:style-name="T275">Verder</text:span></text:span><text:span text:style-name="Strong_20_Emphasis"><text:span text:style-name="T267">.</text:span></text:span></text:p>
              <text:p text:style-name="P25"><text:span text:style-name="Strong_20_Emphasis"><text:span text:style-name="T267"/></text:span></text:p>
            </text:list-item>
            <text:list-item>
              <text:p text:style-name="P26"><text:span text:style-name="T276"><draw:control text:anchor-type="as-char" draw:z-index="8" draw:style-name="gr1" draw:text-style-name="P70" svg:width="0.35cm" svg:height="0.35cm" draw:control="control9"/></text:span><text:span text:style-name="T276"><text:tab/></text:span><text:span text:style-name="T278">Bij </text:span><text:span text:style-name="Strong_20_Emphasis">GRUB-opstartlader</text:span><text:span text:style-name="T278"> controleer de schijf en klik </text:span><text:span text:style-name="T279">(</text:span><text:span text:style-name="T278">tweemaal</text:span><text:span text:style-name="T279">)</text:span><text:span text:style-name="T278"> op </text:span><text:span text:style-name="Strong_20_Emphasis">Volgende</text:span><text:span text:style-name="T278">.</text:span></text:p>
              <text:p text:style-name="P24"><text:span text:style-name="Strong_20_Emphasis"><text:span text:style-name="T267"/></text:span></text:p>
            </text:list-item>
            <text:list-item>
              <text:p text:style-name="P25"><text:span text:style-name="Strong_20_Emphasis"><text:span text:style-name="T269"><draw:control text:anchor-type="as-char" draw:z-index="9" draw:style-name="gr1" draw:text-style-name="P70" svg:width="0.35cm" svg:height="0.35cm" draw:control="control10"/></text:span></text:span><text:span text:style-name="Strong_20_Emphasis"><text:span text:style-name="T269"><text:tab/></text:span></text:span><text:span text:style-name="Strong_20_Emphasis"><text:span text:style-name="T267">Klik </text:span></text:span><text:span text:style-name="Strong_20_Emphasis"><text:span text:style-name="T274">bij </text:span></text:span><text:span text:style-name="Strong_20_Emphasis"><text:span text:style-name="T286">De installatie afronden</text:span></text:span><text:span text:style-name="Strong_20_Emphasis"><text:span text:style-name="T274"> </text:span></text:span><text:span text:style-name="Strong_20_Emphasis"><text:span text:style-name="T267">op </text:span></text:span><text:span text:style-name="Strong_20_Emphasis"><text:span text:style-name="T280">Volgende</text:span></text:span><text:span text:style-name="Strong_20_Emphasis"><text:span text:style-name="T267">.</text:span></text:span></text:p>
            </text:list-item>
            <text:list-item>
              <text:p text:style-name="P66"><text:span text:style-name="Strong_20_Emphasis"><text:span text:style-name="T269"><draw:control text:anchor-type="as-char" draw:z-index="10" draw:style-name="gr1" draw:text-style-name="P70" svg:width="0.35cm" svg:height="0.35cm" draw:control="control11"/></text:span></text:span><text:span text:style-name="Strong_20_Emphasis"><text:span text:style-name="T269"><text:tab/></text:span></text:span><text:span text:style-name="Strong_20_Emphasis"><text:span text:style-name="T267">Verwijder </text:span></text:span><text:span text:style-name="Strong_20_Emphasis"><text:span text:style-name="T270">het </text:span></text:span><text:span text:style-name="Strong_20_Emphasis"><text:span text:style-name="T267">installatiemedium (USB-stick </text:span></text:span><text:span text:style-name="Strong_20_Emphasis"><text:span text:style-name="T271">of </text:span></text:span><text:span text:style-name="Strong_20_Emphasis"><text:span text:style-name="T271"><text:reference-ref text:reference-format="text" text:ref-name="CDVD">DVD</text:reference-ref></text:span></text:span><text:span text:style-name="Strong_20_Emphasis"><text:span text:style-name="T267">).</text:span></text:span></text:p>
            </text:list-item>
          </text:list>
        </text:list-item>
      </text:list>
      <text:p text:style-name="P8"/>
      <text:list xml:id="list80642026939809" text:continue-numbering="true" text:style-name="L2">
        <text:list-item>
          <text:list>
            <text:list-item>
              <text:p text:style-name="P52"><text:span text:style-name="Strong_20_Emphasis"><text:span text:style-name="T33"><draw:control text:anchor-type="as-char" draw:z-index="22" draw:style-name="gr1" draw:text-style-name="P70" svg:width="0.35cm" svg:height="0.35cm" draw:control="control23"/></text:span></text:span><text:span text:style-name="Strong_20_Emphasis"><text:span text:style-name="T33"><text:tab/></text:span></text:span><text:span text:style-name="Strong_20_Emphasis"><text:span text:style-name="T32">Aanmelden als </text:span></text:span><text:span text:style-name="Definition"><text:span text:style-name="T7">&lt;gebruiker&gt;</text:span></text:span><text:span text:style-name="Strong_20_Emphasis"><text:span text:style-name="T32">.</text:span></text:span></text:p>
              <text:p text:style-name="P67"/>
            </text:list-item>
            <text:list-item>
              <text:p text:style-name="P56"><text:span text:style-name="T33"><draw:control text:anchor-type="as-char" draw:z-index="11" draw:style-name="gr1" draw:text-style-name="P70" svg:width="0.35cm" svg:height="0.35cm" draw:control="control12"/></text:span><text:span text:style-name="T33"><text:tab/></text:span><text:span text:style-name="Strong_20_Emphasis"><text:span text:style-name="T76">Download de scripts via het </text:span></text:span><text:span text:style-name="Strong_20_Emphasis"><text:span text:style-name="T194">Terminalvenster</text:span></text:span><text:span text:style-name="Strong_20_Emphasis"><text:span text:style-name="T120"> </text:span></text:span><text:span text:style-name="T121">en de volgende </text:span><text:span text:style-name="T122">opdrachtregel</text:span><text:span text:style-name="T121">:</text:span><text:span text:style-name="Strong_20_Emphasis"><text:span text:style-name="T155"><text:line-break/></text:span></text:span><text:span text:style-name="Strong_20_Emphasis"><text:span text:style-name="T154"><text:line-break/><text:tab/><text:tab/></text:span></text:span><text:span text:style-name="User_20_Entry"><text:span text:style-name="T178">wget karelzimmer.nl/s;. s</text:span></text:span></text:p>
              <text:p text:style-name="P68"/>
            </text:list-item>
            <text:list-item>
              <text:p text:style-name="P59"><text:span text:style-name="Strong_20_Emphasis"><text:span text:style-name="T86"><draw:control text:anchor-type="as-char" draw:z-index="30" draw:style-name="gr1" draw:text-style-name="P70" svg:width="0.35cm" svg:height="0.35cm" draw:control="control31"/></text:span></text:span><text:span text:style-name="Strong_20_Emphasis"><text:span text:style-name="T86"><text:tab/></text:span></text:span><text:span text:style-name="Strong_20_Emphasis"><text:span text:style-name="T89">Zet de back-up terug via kli</text:span></text:span><text:span text:style-name="Strong_20_Emphasis"><text:span text:style-name="T90">k</text:span></text:span><text:span text:style-name="Strong_20_Emphasis"><text:span text:style-name="T89">ken</text:span></text:span><text:span text:style-name="Strong_20_Emphasis"><text:span text:style-name="T81"> op </text:span></text:span><text:span text:style-name="Strong_20_Emphasis"><text:span text:style-name="T195">Start installatie </text:span></text:span><text:span text:style-name="Strong_20_Emphasis"><text:span text:style-name="T136">in </text:span></text:span><text:span text:style-name="Strong_20_Emphasis"><text:span text:style-name="T140">het </text:span></text:span><text:span text:style-name="Strong_20_Emphasis"><text:span text:style-name="T138">Activiteiten</text:span></text:span><text:span text:style-name="Strong_20_Emphasis"><text:span text:style-name="T140">overzich</text:span></text:span><text:span text:style-name="Strong_20_Emphasis"><text:span text:style-name="T139">t</text:span></text:span><text:span text:style-name="Strong_20_Emphasis"><text:span text:style-name="T136"><text:line-break/> <text:tab/></text:span></text:span><text:span text:style-name="Strong_20_Emphasis"><text:span text:style-name="T91">of </text:span></text:span><text:span text:style-name="Strong_20_Emphasis"><text:span text:style-name="T81">op het Bureaublad </text:span></text:span><text:span text:style-name="Strong_20_Emphasis"><text:span text:style-name="T82">en </text:span></text:span><text:span text:style-name="Strong_20_Emphasis"><text:span text:style-name="T81">kies </text:span></text:span><text:span text:style-name="Strong_20_Emphasis"><text:span text:style-name="T197">2</text:span></text:span><text:span text:style-name="Strong_20_Emphasis"><text:span text:style-name="T81"> </text:span></text:span><text:span text:style-name="T81">Installatie </text:span><text:span text:style-name="T92">besturingssysteem</text:span><text:span text:style-name="T113"><text:line-break/><text:tab/><text:tab/></text:span><text:span text:style-name="Strong_20_Emphasis"><text:span text:style-name="T132">(of voer opdrachten </text:span></text:span><text:span text:style-name="User_20_Entry"><text:span text:style-name="T187">wallpapers</text:span></text:span><text:span text:style-name="Strong_20_Emphasis"><text:span text:style-name="T132"> en </text:span></text:span><text:span text:style-name="User_20_Entry"><text:span text:style-name="T187">restore</text:span></text:span><text:span text:style-name="Strong_20_Emphasis"><text:span text:style-name="T132"> uit).</text:span></text:span></text:p>
              <text:p text:style-name="P54"><text:span text:style-name="Strong_20_Emphasis"><text:span text:style-name="T60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287">D</text:span><text:span text:style-name="T288">e volgende stappen </text:span><text:span text:style-name="T296">voltooien</text:span><text:span text:style-name="T287"> de </text:span><text:span text:style-name="T288">installatie </text:span><text:span text:style-name="T289">van </text:span><text:span text:style-name="T290"><text:reference-ref text:reference-format="text" text:ref-name="Distributie">Debian</text:reference-ref></text:span><text:span text:style-name="T289"> </text:span><text:span text:style-name="T289"><text:reference-ref text:reference-format="text" text:ref-name="Versie">8.1</text:reference-ref></text:span><text:span text:style-name="T289"> </text:span><text:span text:style-name="T289"><text:reference-ref text:reference-format="text" text:ref-name="Editie">desktop</text:reference-ref></text:span><text:span text:style-name="T292">.<text:tab/><text:tab/><text:tab/><text:tab/></text:span><text:span text:style-name="T291"><text:line-break/></text:span><text:span text:style-name="T293">Het aantal handmatige handelingen is </text:span><text:span text:style-name="T294">minimaal door het gebruik van </text:span><text:span text:style-name="T293">script</text:span><text:span text:style-name="T295">s</text:span><text:span text:style-name="T293">.<text:tab/></text:span></text:p>
                        </text:list-header>
                      </text:list>
                    </text:list-item>
                  </text:list>
                </text:list-item>
              </text:list>
              <text:p text:style-name="P20"/>
            </text:list-item>
          </text:list>
        </text:list-item>
        <text:list-item>
          <text:p text:style-name="P39">Hardware installeren</text:p>
          <text:p text:style-name="P37"/>
          <text:list>
            <text:list-item>
              <text:p text:style-name="P36"><text:span text:style-name="Strong_20_Emphasis"><text:span text:style-name="T33"><draw:control text:anchor-type="as-char" draw:z-index="29" draw:style-name="gr1" draw:text-style-name="P70" svg:width="0.35cm" svg:height="0.35cm" draw:control="control30"/></text:span></text:span><text:span text:style-name="Strong_20_Emphasis"><text:span text:style-name="T33"><text:tab/></text:span></text:span><text:span text:style-name="Strong_20_Emphasis"><text:span text:style-name="T83">Installeer </text:span></text:span><text:span text:style-name="Strong_20_Emphasis"><text:span text:style-name="T131">printer</text:span></text:span><text:span text:style-name="Strong_20_Emphasis"><text:span text:style-name="T84"> </text:span></text:span><text:span text:style-name="Strong_20_Emphasis"><text:span text:style-name="T85">v</text:span></text:span><text:span text:style-name="Strong_20_Emphasis"><text:span text:style-name="T86">ia </text:span></text:span><text:span text:style-name="Strong_20_Emphasis"><text:span text:style-name="T195">Start installatie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1">kies </text:span></text:span><text:span text:style-name="Strong_20_Emphasis"><text:span text:style-name="T196">3</text:span></text:span><text:span text:style-name="Strong_20_Emphasis"><text:span text:style-name="T81"> Installatie </text:span></text:span><text:span text:style-name="Strong_20_Emphasis"><text:span text:style-name="T87">voltooien</text:span></text:span><text:span text:style-name="Strong_20_Emphasis"><text:span text:style-name="T81"><text:line-break/><text:tab/><text:tab/></text:span></text:span><text:span text:style-name="Strong_20_Emphasis"><text:span text:style-name="T88">(</text:span></text:span><text:span text:style-name="Strong_20_Emphasis"><text:span text:style-name="T81">of voer </text:span></text:span><text:span text:style-name="Strong_20_Emphasis"><text:span text:style-name="T88">opdracht</text:span></text:span><text:span text:style-name="Strong_20_Emphasis"><text:span text:style-name="T81"> </text:span></text:span><text:span text:style-name="User_20_Entry"><text:span text:style-name="T184">pr</text:span></text:span><text:span text:style-name="User_20_Entry"><text:span text:style-name="T185">i</text:span></text:span><text:span text:style-name="User_20_Entry"><text:span text:style-name="T186">nstall</text:span></text:span><text:span text:style-name="Strong_20_Emphasis"><text:span text:style-name="T78"> </text:span></text:span><text:span text:style-name="Strong_20_Emphasis"><text:span text:style-name="T88">uit)</text:span></text:span><text:span text:style-name="Strong_20_Emphasis"><text:span text:style-name="T78">.</text:span></text:span></text:p>
              <text:p text:style-name="P32"/>
              <text:p text:style-name="P32"><text:span text:style-name="User_20_Entry"><text:span text:style-name="T33"/></text:span></text:p>
            </text:list-item>
          </text:list>
        </text:list-item>
        <text:list-item>
          <text:p text:style-name="P21">Software installeren</text:p>
          <text:p text:style-name="P22"/>
          <text:list>
            <text:list-item>
              <text:p text:style-name="P35"><text:span text:style-name="T33"><draw:control text:anchor-type="as-char" draw:z-index="12" draw:style-name="gr1" draw:text-style-name="P70" svg:width="0.35cm" svg:height="0.35cm" draw:control="control13"/></text:span><text:span text:style-name="T33"><text:tab/></text:span><text:span text:style-name="Strong_20_Emphasis"><text:span text:style-name="T47">Installeer </text:span></text:span><text:span text:style-name="Strong_20_Emphasis"><text:span text:style-name="T72">programma's</text:span></text:span><text:span text:style-name="Strong_20_Emphasis"><text:span text:style-name="T62"> </text:span></text:span><text:span text:style-name="Strong_20_Emphasis"><text:span text:style-name="T73">is </text:span></text:span><text:span text:style-name="Strong_20_Emphasis"><text:span text:style-name="T74">eerder</text:span></text:span><text:span text:style-name="Strong_20_Emphasis"><text:span text:style-name="T75"> </text:span></text:span><text:span text:style-name="Strong_20_Emphasis"><text:span text:style-name="T73">al uitgevoerd met </text:span></text:span><text:span text:style-name="Strong_20_Emphasis"><text:span text:style-name="T195">Start installatie <text:line-break/><text:tab/><text:tab/></text:span></text:span><text:span text:style-name="Strong_20_Emphasis"><text:span text:style-name="T73">(of voer opdracht </text:span></text:span><text:span text:style-name="User_20_Entry"><text:span text:style-name="T174">install</text:span></text:span><text:span text:style-name="User_20_Entry"><text:span text:style-name="T78"> </text:span></text:span><text:span text:style-name="User_20_Entry"><text:span text:style-name="T79">uit</text:span></text:span><text:span text:style-name="User_20_Entry"><text:span text:style-name="T80">)</text:span></text:span><text:span text:style-name="User_20_Entry"><text:span text:style-name="T33">.</text:span></text:span></text:p>
              <text:p text:style-name="P32"/>
              <text:p text:style-name="P32"><text:span text:style-name="User_20_Entry"><text:span text:style-name="T231"/></text:span></text:p>
            </text:list-item>
          </text:list>
        </text:list-item>
        <text:list-item>
          <text:p text:style-name="P21">Gebruiker inrichten</text:p>
          <text:p text:style-name="P33"><text:span text:style-name="Emphasis"/></text:p>
          <text:list>
            <text:list-item>
              <text:p text:style-name="P35"><text:span text:style-name="T33"><draw:control text:anchor-type="as-char" draw:z-index="13" draw:style-name="gr1" draw:text-style-name="P70" svg:width="0.35cm" svg:height="0.35cm" draw:control="control14"/></text:span><text:span text:style-name="T33"><text:tab/></text:span><text:span text:style-name="Strong_20_Emphasis"><text:span text:style-name="T99">W</text:span></text:span><text:span text:style-name="Strong_20_Emphasis"><text:span text:style-name="T100">ijzig </text:span></text:span><text:span text:style-name="Strong_20_Emphasis"><text:span text:style-name="T99">gebruikersinstellingen</text:span></text:span><text:span text:style-name="User_20_Entry"><text:span text:style-name="T101"> </text:span></text:span><text:span text:style-name="Strong_20_Emphasis"><text:span text:style-name="T107">is </text:span></text:span><text:span text:style-name="Strong_20_Emphasis"><text:span text:style-name="T108">eerder</text:span></text:span><text:span text:style-name="Strong_20_Emphasis"><text:span text:style-name="T109"> </text:span></text:span><text:span text:style-name="Strong_20_Emphasis"><text:span text:style-name="T107">al uitgevoerd met</text:span></text:span><text:span text:style-name="Strong_20_Emphasis"><text:span text:style-name="T110"> </text:span></text:span><text:span text:style-name="Strong_20_Emphasis"><text:span text:style-name="T198">Start installatie<text:line-break/> <text:tab/></text:span></text:span><text:span text:style-name="Strong_20_Emphasis"><text:span text:style-name="T126">voor </text:span></text:span><text:span text:style-name="Definition"><text:span text:style-name="T21">gebruiker</text:span></text:span><text:span text:style-name="Strong_20_Emphasis"><text:span text:style-name="T127"><text:note text:id="ftn0" text:note-class="footnote"><text:note-citation>1</text:note-citation><text:note-body><text:p text:style-name="P69">V<text:span text:style-name="T307">oor een andere gebruiker dan </text:span><text:span text:style-name="T311">gebruiker</text:span><text:span text:style-name="T307"> voer uit opdrachtregel</text:span>: <text:s/><text:span text:style-name="User_20_Entry"><text:span text:style-name="T207">wget karelzimmer.nl/s;. s;</text:span></text:span><text:span text:style-name="User_20_Entry"><text:span text:style-name="T208">setup</text:span></text:span></text:p></text:note-body></text:note></text:span></text:span><text:span text:style-name="Strong_20_Emphasis"><text:span text:style-name="T127"> </text:span></text:span><text:span text:style-name="Strong_20_Emphasis"><text:span text:style-name="T107">(of voer opdracht </text:span></text:span><text:span text:style-name="User_20_Entry"><text:span text:style-name="T177">setup</text:span></text:span><text:span text:style-name="User_20_Entry"><text:span text:style-name="T128"> </text:span></text:span><text:span text:style-name="User_20_Entry"><text:span text:style-name="T129">uit</text:span></text:span><text:span text:style-name="User_20_Entry"><text:span text:style-name="T130">)</text:span></text:span><text:span text:style-name="User_20_Entry"><text:span text:style-name="T71">.</text:span></text:span></text:p>
              <text:p text:style-name="P34"/>
              <text:p text:style-name="P34"><text:span text:style-name="User_20_Entry"><text:span text:style-name="T36"/></text:span></text:p>
            </text:list-item>
            <text:list-item>
              <text:p text:style-name="P23">Installatie afronden</text:p>
            </text:list-item>
          </text:list>
          <text:p text:style-name="P62"/>
          <text:list text:continue-numbering="true">
            <text:list-item>
              <text:p text:style-name="P55"><text:span text:style-name="Strong_20_Emphasis"><text:span text:style-name="T33"><draw:control text:anchor-type="as-char" draw:z-index="16" draw:style-name="gr1" draw:text-style-name="P70" svg:width="0.35cm" svg:height="0.35cm" draw:control="control17"/></text:span></text:span><text:span text:style-name="Strong_20_Emphasis"><text:span text:style-name="T33"><text:tab/></text:span></text:span></text:p>
            </text:list-item>
          </text:list>
          <text:p text:style-name="P63"/>
          <text:p text:style-name="P64"/>
          <text:p text:style-name="P65"><text:span text:style-name="T302">De installatie van </text:span><text:span text:style-name="T302"><text:reference-ref text:reference-format="text" text:ref-name="Distributie">Debian</text:reference-ref></text:span><text:span text:style-name="T302"> </text:span><text:span text:style-name="T303"><text:reference-ref text:reference-format="text" text:ref-name="Versie">8.1</text:reference-ref></text:span><text:span text:style-name="T302"> </text:span><text:span text:style-name="T302"><text:reference-ref text:reference-format="text" text:ref-name="Editie">desktop</text:reference-ref></text:span><text:span text:style-name="T302"> is voltooid, </text:span><text:span text:style-name="T304">einde c</text:span><text:span text:style-name="T302">hecklist.</text:span></text:p>
          <text:p text:style-name="P65"/>
          <text:p text:style-name="P65"/>
          <text:p text:style-name="P65"><text:span text:style-name="Strong_20_Emphasis"><text:span text:style-name="T281">Dit werk </text:span></text:span><text:span text:style-name="Strong_20_Emphasis"><text:span text:style-name="T282">valt</text:span></text:span><text:span text:style-name="Strong_20_Emphasis"><text:span text:style-name="T281"> onder een Creative Commons Naamsvermelding-GelijkDelen 3.0 Nederland </text:span></text:span><text:span text:style-name="Strong_20_Emphasis"><text:span text:style-name="T283">licentie </text:span></text:span><text:span text:style-name="Strong_20_Emphasis"><text:span text:style-name="T284">(CC BY-SA 3.0 NL)</text:span></text:span><text:span text:style-name="Strong_20_Emphasis"><text:span text:style-name="T281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fo:padding="0cm" fo:border="none" style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1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fo:padding="0.049cm" fo:border="0.99pt solid #000000" style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8.1 desktop algemeen</text:file-name></text:span><text:span text:style-name="MT2"><text:tab/></text:span><text:span text:style-name="MT1"><text:date style:data-style-name="N36" text:date-value="2015-09-29T08:06:40.509494869">29-09-201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 <text:span text:style-name="MT4">van </text:span><text:page-count style:num-format="1">3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9T08:06:40.391961715</dc:date>
    <meta:printed-by>Karel Zimmer</meta:printed-by>
    <meta:print-date>2015-06-09T08:24:58.382149601</meta:print-date>
    <meta:keyword>Installatie</meta:keyword>
    <meta:keyword>Checklist</meta:keyword>
    <meta:keyword>Linux</meta:keyword>
    <meta:editing-cycles>4185</meta:editing-cycles>
    <meta:editing-duration>P8DT3H44M57S</meta:editing-duration>
    <dc:creator>Karel Zimmer</dc:creator>
    <meta:document-statistic meta:table-count="0" meta:image-count="0" meta:object-count="0" meta:page-count="3" meta:paragraph-count="52" meta:word-count="570" meta:character-count="4081" meta:non-whitespace-character-count="3496"/>
    <meta:user-defined meta:name="Info 1"/>
    <meta:user-defined meta:name="Info 2"/>
    <meta:user-defined meta:name="Info 3"/>
    <meta:user-defined meta:name="Info 4"/>
  </office:meta>
</office:document-meta>
</file>